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7FB9DB46D3FA2F2B.png" manifest:media-type="image/png"/>
  <manifest:file-entry manifest:full-path="Pictures/10000201000001770000003CA03B9D2F8446053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P2" style:family="paragraph" style:parent-style-name="Standard">
      <style:text-properties style:font-name="Monospace" officeooo:paragraph-rsid="000ac14a"/>
    </style:style>
    <style:style style:name="P3" style:family="paragraph" style:parent-style-name="Standard">
      <style:text-properties style:font-name="Monospace" officeooo:paragraph-rsid="000ac14a"/>
    </style:style>
    <style:style style:name="P4" style:family="paragraph" style:parent-style-name="Standard">
      <style:text-properties style:font-name="Monospace" officeooo:paragraph-rsid="000c6c43"/>
    </style:style>
    <style:style style:name="P5" style:family="paragraph" style:parent-style-name="Standard">
      <style:text-properties style:font-name="Monospace" officeooo:paragraph-rsid="000d8f8a"/>
    </style:style>
    <style:style style:name="P6" style:family="paragraph" style:parent-style-name="Standard">
      <style:text-properties style:font-name="Monospace" officeooo:paragraph-rsid="000fa015"/>
    </style:style>
    <style:style style:name="P7" style:family="paragraph" style:parent-style-name="Standard">
      <style:text-properties officeooo:paragraph-rsid="000d8f8a"/>
    </style:style>
    <style:style style:name="P8" style:family="paragraph" style:parent-style-name="Standard">
      <style:text-properties officeooo:paragraph-rsid="000fa015"/>
    </style:style>
    <style:style style:name="P9" style:family="paragraph" style:parent-style-name="Title">
      <style:text-properties style:font-name="Monospace" fo:font-size="24pt" style:font-size-asian="24pt" style:font-size-complex="24pt"/>
    </style:style>
    <style:style style:name="P10" style:family="paragraph" style:parent-style-name="Title">
      <style:text-properties style:font-name="Monospace" fo:font-size="24pt" officeooo:paragraph-rsid="000d8f8a" style:font-size-asian="24pt" style:font-size-complex="24pt"/>
    </style:style>
    <style:style style:name="P11" style:family="paragraph" style:parent-style-name="Title">
      <style:text-properties style:font-name="Monospace" fo:font-size="24pt" officeooo:paragraph-rsid="000fa015" style:font-size-asian="24pt" style:font-size-complex="24pt"/>
    </style:style>
    <style:style style:name="T1" style:family="text">
      <style:text-properties officeooo:rsid="000ac14a"/>
    </style:style>
    <style:style style:name="T2" style:family="text">
      <style:text-properties officeooo:rsid="000c6c43"/>
    </style:style>
    <style:style style:name="T3" style:family="text">
      <style:text-properties style:font-name="Monospace"/>
    </style:style>
    <style:style style:name="T4" style:family="text">
      <style:text-properties style:font-name="Monospace" officeooo:rsid="000d8f8a"/>
    </style:style>
    <style:style style:name="T5" style:family="text">
      <style:text-properties style:font-name="Monospace" officeooo:rsid="000ac14a"/>
    </style:style>
    <style:style style:name="T6" style:family="text">
      <style:text-properties style:font-name="Monospace" officeooo:rsid="000da6f2"/>
    </style:style>
    <style:style style:name="T7" style:family="text">
      <style:text-properties style:font-name="Monospace" officeooo:rsid="000e6fdc"/>
    </style:style>
    <style:style style:name="T8" style:family="text">
      <style:text-properties officeooo:rsid="000d8f8a"/>
    </style:style>
    <style:style style:name="T9" style:family="text">
      <style:text-properties officeooo:rsid="000da6f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mster Dojo</text:p>
      <text:p text:style-name="P1"/>
      <text:p text:style-name="P1"><text:s/>* Maandag 17 feb: Geen les, wegens voorjaarsvakantie</text:p>
      <text:p text:style-name="P7"><text:span text:style-name="T3"><text:s/>* Zaterdag 29 februari: Open Dag, 10:00-16:00</text:span><text:span text:style-name="T4"> @</text:span><text:span text:style-name="T3"> </text:span><text:span text:style-name="T4">D</text:span><text:span text:style-name="T6">JO</text:span><text:span text:style-name="T7">G</text:span><text:span text:style-name="T4">, </text:span><text:span text:style-name="T5">Dirk Huizingastraat 13, Groningen</text:span></text:p>
      <text:p text:style-name="Standard"><text:span text:style-name="T3"><text:s/>* Maandag 9 maart: BPD ('Bijna Pi Dag'): een avond met </text:span><draw:frame draw:style-name="fr1" draw:name="Image1" text:anchor-type="as-char" svg:width="0.2083in" svg:height="0.2083in" draw:z-index="0"><draw:image xlink:href="Pictures/1000020100000040000000407FB9DB46D3FA2F2B.png" xlink:type="simple" xlink:show="embed" xlink:actuate="onLoad" loext:mime-type="image/png"/><svg:title>pizza</svg:title></draw:frame></text:p>
      <text:p text:style-name="P5"><text:s/>* Zaterdag 14 maart: DigiDoeDag, 11:00-17:00 @ Forum, Nieuwe Markt 1, Groningen</text:p>
      <text:p text:style-name="P1"><text:s/>* Maandag 27 apr: Geen les, wegens meivakantie</text:p>
      <text:p text:style-name="P1"><text:s/>* Maandag 04 mei: Geen les, wegens dodenherdenking</text:p>
      <text:p text:style-name="P1"><text:s/>* Maandag 01 jun: Geen les, wegens 2e Pinksterdag</text:p>
      <text:p text:style-name="P1"><text:s/>* Maandag 22 jun: Eindpresentaties + evaluaties</text:p>
      <text:p text:style-name="P2"><text:s/>* Maandag 29 jun: Laatste les voor de zomervakantie</text:p>
      <text:p text:style-name="P2"/>
      <text:p text:style-name="P4"><text:span text:style-name="T2">Vragen? Zie </text:span><text:a xlink:type="simple" xlink:href="https://github.com/djog/damster_dojo" text:style-name="Internet_20_link" text:visited-style-name="Visited_20_Internet_20_Link">https://github.com/djog/damster_dojo</text:a></text:p>
      <text:p text:style-name="P4"/>
      <text:p text:style-name="P11">Damster Dojo</text:p>
      <text:p text:style-name="P6"/>
      <text:p text:style-name="P6"><text:s/>* Maandag 17 feb: Geen les, wegens voorjaarsvakantie</text:p>
      <text:p text:style-name="P8"><text:span text:style-name="T3"><text:s/>* Zaterdag 29 februari: Open Dag, 10:00-16:00</text:span><text:span text:style-name="T4"> @</text:span><text:span text:style-name="T3"> </text:span><text:span text:style-name="T4">D</text:span><text:span text:style-name="T6">JO</text:span><text:span text:style-name="T7">G</text:span><text:span text:style-name="T4">, </text:span><text:span text:style-name="T5">Dirk Huizingastraat 13, Groningen</text:span></text:p>
      <text:p text:style-name="P8"><text:span text:style-name="T3"><text:s/>* Maandag 9 maart: BPD ('Bijna Pi Dag'): een avond met </text:span><draw:frame draw:style-name="fr1" draw:name="Image2" text:anchor-type="as-char" svg:width="0.2083in" svg:height="0.2083in" draw:z-index="1"><draw:image xlink:href="Pictures/1000020100000040000000407FB9DB46D3FA2F2B.png" xlink:type="simple" xlink:show="embed" xlink:actuate="onLoad" loext:mime-type="image/png"/><svg:title>pizza</svg:title></draw:frame></text:p>
      <text:p text:style-name="P6"><text:s/>* Zaterdag 14 maart: DigiDoeDag, 11:00-17:00 @ Forum, Nieuwe Markt 1, Groningen</text:p>
      <text:p text:style-name="P6"><text:s/>* Maandag 27 apr: Geen les, wegens meivakantie</text:p>
      <text:p text:style-name="P6"><text:s/>* Maandag 04 mei: Geen les, wegens dodenherdenking</text:p>
      <text:p text:style-name="P6"><text:s/>* Maandag 01 jun: Geen les, wegens 2e Pinksterdag</text:p>
      <text:p text:style-name="P6"><text:s/>* Maandag 22 jun: Eindpresentaties + evaluaties</text:p>
      <text:p text:style-name="P6"><text:s/>* Maandag 29 jun: Laatste les voor de zomervakantie</text:p>
      <text:p text:style-name="P6"/>
      <text:p text:style-name="P6"><text:span text:style-name="T2">Vragen? Zie </text:span><text:a xlink:type="simple" xlink:href="https://github.com/djog/damster_dojo" text:style-name="Internet_20_link" text:visited-style-name="Visited_20_Internet_20_Link">https://github.com/djog/damster_dojo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djog" xlink:href="Pictures/10000201000001770000003CA03B9D2F84460532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djog" draw:opacity="10%" draw:fill-image-width="0in" draw:fill-image-height="0in" style:repeat="repeat" draw:fill-image-ref-point-x="0%" draw:fill-image-ref-point-y="0%" draw:fill-image-ref-point="bottom" draw:tile-repeat-offset="0% vertical" style:footnote-max-height="0in">
        <style:background-image xlink:href="Pictures/10000201000001770000003CA03B9D2F84460532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8:25:56.838960313</meta:creation-date>
    <dc:date>2020-02-06T08:27:13.128109611</dc:date>
    <meta:editing-duration>PT15M35S</meta:editing-duration>
    <meta:editing-cycles>8</meta:editing-cycles>
    <meta:generator>LibreOffice/6.3.4.2$Linux_X86_64 LibreOffice_project/30$Build-2</meta:generator>
    <meta:document-statistic meta:table-count="0" meta:image-count="2" meta:object-count="0" meta:page-count="1" meta:paragraph-count="22" meta:word-count="180" meta:character-count="1170" meta:non-whitespace-character-count="992"/>
  </office:meta>
</office:document-meta>
</file>